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text-properties fo:language="fr" fo:country="FR" officeooo:paragraph-rsid="001dc8bf"/>
    </style:style>
    <style:style style:name="P3" style:family="paragraph" style:parent-style-name="Standard">
      <style:text-properties fo:language="fr" fo:country="FR" officeooo:paragraph-rsid="002648db"/>
    </style:style>
    <style:style style:name="P4" style:family="paragraph" style:parent-style-name="Standard">
      <style:text-properties fo:language="fr" fo:country="FR" officeooo:paragraph-rsid="00271836"/>
    </style:style>
    <style:style style:name="P5" style:family="paragraph" style:parent-style-name="Standard">
      <style:text-properties fo:language="fr" fo:country="FR" officeooo:paragraph-rsid="002b6b8f"/>
    </style:style>
    <style:style style:name="P6" style:family="paragraph" style:parent-style-name="Standard">
      <style:text-properties fo:language="fr" fo:country="FR" officeooo:paragraph-rsid="002cb1bc"/>
    </style:style>
    <style:style style:name="P7" style:family="paragraph" style:parent-style-name="Standard">
      <style:text-properties officeooo:paragraph-rsid="002648db"/>
    </style:style>
    <style:style style:name="P8" style:family="paragraph" style:parent-style-name="Standard">
      <style:text-properties officeooo:paragraph-rsid="002b6b8f"/>
    </style:style>
    <style:style style:name="P9" style:family="paragraph" style:parent-style-name="Standard">
      <style:text-properties officeooo:paragraph-rsid="002cb1bc"/>
    </style:style>
    <style:style style:name="T1" style:family="text">
      <style:text-properties fo:language="fr" fo:country="FR"/>
    </style:style>
    <style:style style:name="T2" style:family="text">
      <style:text-properties fo:language="fr" fo:country="FR" officeooo:rsid="00216726"/>
    </style:style>
    <style:style style:name="T3" style:family="text">
      <style:text-properties fo:language="fr" fo:country="FR" officeooo:rsid="002648db"/>
    </style:style>
    <style:style style:name="T4" style:family="text">
      <style:text-properties fo:language="fr" fo:country="FR" officeooo:rsid="00271836"/>
    </style:style>
    <style:style style:name="T5" style:family="text">
      <style:text-properties fo:language="fr" fo:country="FR" officeooo:rsid="00289d10"/>
    </style:style>
    <style:style style:name="T6" style:family="text">
      <style:text-properties fo:language="fr" fo:country="FR" officeooo:rsid="0029c937"/>
    </style:style>
    <style:style style:name="T7" style:family="text">
      <style:text-properties fo:language="fr" fo:country="FR" officeooo:rsid="002b6b8f"/>
    </style:style>
    <style:style style:name="T8" style:family="text">
      <style:text-properties fo:language="fr" fo:country="FR" officeooo:rsid="002cb1bc"/>
    </style:style>
    <style:style style:name="T9" style:family="text">
      <style:text-properties officeooo:rsid="001dc032"/>
    </style:style>
    <style:style style:name="T10" style:family="text">
      <style:text-properties officeooo:rsid="001dc8bf"/>
    </style:style>
    <style:style style:name="T11" style:family="text">
      <style:text-properties officeooo:rsid="0023614d"/>
    </style:style>
    <style:style style:name="T12" style:family="text">
      <style:text-properties officeooo:rsid="0024bff8"/>
    </style:style>
    <style:style style:name="T13" style:family="text">
      <style:text-properties officeooo:rsid="00271836"/>
    </style:style>
    <style:style style:name="T14" style:family="text">
      <style:text-properties officeooo:rsid="0029c937"/>
    </style:style>
    <style:style style:name="T15" style:family="text">
      <style:text-properties officeooo:rsid="002b6b8f"/>
    </style:style>
    <style:style style:name="T16" style:family="text">
      <style:text-properties officeooo:rsid="002cb1b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9">&lt;</text:span>di<text:span text:style-name="T9">v</text:span> class="container classes m-md pb-5 fr"&gt;</text:p>
      <text:p text:style-name="P1"/>
      <text:p text:style-name="P1"><text:s text:c="2"/>&lt;h2 class="mt-3"&gt;Cours complets de dessin et peinture&lt;/h2&gt;</text:p>
      <text:p text:style-name="P1"/>
      <text:p text:style-name="P1"><text:s text:c="2"/>&lt;p&gt;</text:p>
      <text:p text:style-name="P1"><text:s text:c="4"/>J'offre un curriculum complet en dessin, en aquarelle et en peinture à l'huile d'après nature incluant une étude approfondie des matériaux et des techniques propres à chaque médium ainsi que des connaissances théoriques comme la perspective, la composition, la couleur et l'anatomie.</text:p>
      <text:p text:style-name="P1"><text:s text:c="2"/>&lt;/p&gt;</text:p>
      <text:p text:style-name="P1"><text:s text:c="2"/>&lt;p&gt;</text:p>
      <text:p text:style-name="P2"><text:s text:c="4"/>Suivant une méthode d'apprentissage ancrée dans la tradition artistique européenne et aboutie dans le réalisme socialiste des académies soviétiques et chinoises du XXe siècle, ce cours a pour objet de vous transmettre les connaissances théoriques et techniques d'une tradition vivante dont l'analyse pénétrante du monde visuel est fondamentale à la création artistique figurative en générale, et à ses incarnations réalistes, impressionistes surréalistes en particulier. Ce<text:span text:style-name="T10">tte méthode, parfois appelée la méthode &lt;i&gt;analytique&lt;/i&gt;,</text:span> permet de percevoir l’invisible dans le visible&amp;mdash;la structure spatiale des choses&amp;mdash;et ainsi d’acquérir une compréhension totale du sujet visuel; c'est-à-dire comme objet tri-dimensionel dans l'espace. Cette habileté ouvre le champ des possibles en termes de créativité parce qu'elle développe avant tout l'imagination visuelle de l'artiste.</text:p>
      <text:p text:style-name="P1"><text:s text:c="2"/>&lt;/p&gt;</text:p>
      <text:p text:style-name="P1"><text:s text:c="2"/>&lt;p&gt;</text:p>
      <text:p text:style-name="P1"><text:s text:c="4"/>En progressant méthodiquement de l’élémentaire au complexe, je vous propose de découvrir pas à pas le riche et passionant univers du dessin et de la peinture. À commencer avec la construction géométrique simple et la réalisation de natures mortes monochromes en vue d'aiguiser l'oeil et la main, nous aboutirons à la création d'oeuvres complexes à l'huile: portraits, nus, paysages et compositions imaginaires. Le module final l'ensemble des connaissances acquises avec la réalisation d'un projet artistique personnel.</text:p>
      <text:p text:style-name="P1"><text:s text:c="2"/>&lt;/p&gt;</text:p>
      <text:p text:style-name="P1"/>
      <text:p text:style-name="P1"><text:s text:c="2"/>&lt;h4&gt;Fonctionnement des cours&lt;/h4&gt;</text:p>
      <text:p text:style-name="P1"/>
      <text:p text:style-name="P1"><text:s text:c="2"/>&lt;p&gt;</text:p>
      <text:p text:style-name="P1"><text:s text:c="4"/>Les cours sont donnés en personne au studio en petits groupes de 3 à 5 élèves. Cette formule me permet d'accompagner chaque élève tout au long de son cheminement en adaptant le plus possible mes conseils et mes instructions au niveau de chacun.e et aux obstacles qu'elle ou il rencontre. Le curriculum est réparti en modules; chaque module est échelonné sur 3 à 4 mois; avec un cours de 2 à 3 heures par semaine (le soir ou la fin de semaine) ainsi que des travaux à compléter à la maison. Les cours consisteront principalement en des exercices de reproduction d'après nature, parsemés de présentations théoriques et historiques ainsi que des démonstrations techniques. Des excursions en plein air sont également prévues.</text:p>
      <text:p text:style-name="P1"><text:s text:c="2"/>&lt;/p&gt;</text:p>
      <text:p text:style-name="P1"><text:s text:c="2"/>&lt;p&gt;</text:p>
      <text:p text:style-name="P1"><text:s text:c="4"/>En plus des modules du cursus principal des ateliers plus courts et plus spécifiques sont offerts pour celles et ceux qui désirent approfondir leurs connaissances. Les ateliers portent entre autres sur l'anatomie, la fabrication de toiles sur mesure, la création de peinture à partir d'huile et de pigment, la photographie et l'archivage des oeuvres artistiques, et plus encore.</text:p>
      <text:p text:style-name="P1"><text:s text:c="2"/>&lt;/p&gt;</text:p>
      <text:p text:style-name="P1"><text:s text:c="2"/>&lt;p&gt;</text:p>
      <text:p text:style-name="P1"><text:s text:c="4"/><text:span text:style-name="T12">Les modules sont construits pour être suivis séquentiellement. Par ailleurs, il est possible pour un.e élève de commencer avec un module plus avancé si elle ou il possède déjà les compétences requises.</text:span></text:p>
      <text:p text:style-name="P1"><text:s text:c="2"/>&lt;/p&gt;</text:p>
      <text:p text:style-name="P1"><text:s text:c="2"/>&lt;p&gt;</text:p>
      <text:p text:style-name="P4"><text:s text:c="4"/>Les frais de cours incluent <text:span text:style-name="T13">du matériel pédagogique (textes explicatifs, illustrations, exemples) ainsi que </text:span>l’usage des outils partagés au studio (chevalets, planches, etc). Les étudiants doivent amener leur propre matériel artistique (crayons, pinceaux, peinture, papier, etc). De l’espace est prévu pour l’entreposage des effets personnels.</text:p>
      <text:p text:style-name="P3"><text:s text:c="2"/>&lt;/p&gt;</text:p>
      <text:p text:style-name="P3"><text:s text:c="2"/>&lt;p&gt;</text:p>
      <text:p text:style-name="P7"><text:span text:style-name="T1"><text:s text:c="4"/></text:span><text:span text:style-name="T3">Les plans de cours sont provisoires et peuvent changer en fonction de la vitesse d’apprentissage des élèves et autres considérations.</text:span></text:p>
      <text:p text:style-name="P3"><text:s text:c="2"/>&lt;/p&gt;</text:p>
      <text:p text:style-name="P1"><text:s text:c="2"/>&lt;p&gt;</text:p>
      <text:p text:style-name="P1"><text:s text:c="4"/>Cours privés sur demande seulement</text:p>
      <text:p text:style-name="P1"><text:s text:c="2"/>&lt;/p&gt;</text:p>
      <text:p text:style-name="P1"/>
      <text:p text:style-name="P1"/>
      <text:p text:style-name="P1"/>
      <text:p text:style-name="P1"/>
      <text:p text:style-name="P1">&lt;h2&gt;Modules&lt;/h2&gt;</text:p>
      <text:p text:style-name="P1"/>
      <text:p text:style-name="P1"><text:s text:c="2"/>&lt;div class="card"&gt;</text:p>
      <text:p text:style-name="P1"/>
      <text:p text:style-name="P1"><text:s text:c="4"/>&lt;button class="btn btn-link btn-block btn-outline-light" type="button" data-toggle="collapse" data-target="#module-i" aria-expanded="false" aria-controls="module-i"&gt;</text:p>
      <text:p text:style-name="P1"><text:s text:c="6"/>Module I - Apprendre à voir: introduction au dessin d'après nature &lt;span class="badge badge-pill badge-success"&gt;Inscriptions ouvertes!&lt;/span&gt;</text:p>
      <text:p text:style-name="P1"><text:s text:c="4"/>&lt;/button&gt;</text:p>
      <text:p text:style-name="P1"/>
      <text:p text:style-name="P1"><text:s text:c="4"/>&lt;div id="module-i" class="card-header collapse"&gt;</text:p>
      <text:p text:style-name="P1"><text:s text:c="8"/>&lt;div class="row mb-2"&gt;</text:p>
      <text:p text:style-name="P1"><text:s text:c="10"/>&lt;div class="col-sm-6"&gt;</text:p>
      <text:p text:style-name="P1"><text:s text:c="12"/>&lt;img class="card-img-top" src="assets/images/module-i/Wd_ho84_SHU.jpg"&gt;</text:p>
      <text:p text:style-name="P1"><text:s text:c="10"/>&lt;/div&gt;</text:p>
      <text:p text:style-name="P1"><text:s text:c="10"/>&lt;div class="col-sm-6"&gt;</text:p>
      <text:p text:style-name="P1"><text:s text:c="14"/>&lt;dl&gt;</text:p>
      <text:p text:style-name="P1"><text:s text:c="16"/>&lt;dt&gt;Médiums utilisés:&lt;/dt&gt;</text:p>
      <text:p text:style-name="P1"><text:s text:c="16"/>&lt;dd&gt;Graphite, fusain&lt;/dd&gt;</text:p>
      <text:p text:style-name="P1"><text:s text:c="16"/>&lt;dt&gt;Compétences acquises:&lt;/dt&gt;</text:p>
      <text:p text:style-name="P1"><text:s text:c="16"/>&lt;dd&gt;Perpective, proportions, construction, tonalité, préparation du papier&lt;/dd&gt;</text:p>
      <text:p text:style-name="P1"><text:s text:c="16"/>&lt;dt&gt;Créations:&lt;/dt&gt;</text:p>
      <text:p text:style-name="P1"><text:s text:c="16"/>&lt;dd&gt;Trois natures mortes au crayon de plomb et une au fusain&lt;/dd&gt;</text:p>
      <text:p text:style-name="P1"><text:s text:c="16"/>&lt;dt&gt;Durée/Fréquence:&lt;/dt&gt;</text:p>
      <text:p text:style-name="P1"><text:s text:c="16"/>&lt;dd&gt;1 cours de 2 à 3 heures par semaine pendant 3 mois&lt;/dd&gt;</text:p>
      <text:p text:style-name="P1"><text:s text:c="16"/>&lt;dt&gt;Prix:&lt;/dt&gt;</text:p>
      <text:p text:style-name="P1"><text:s text:c="16"/>&lt;dd&gt;575$&lt;/dd&gt;</text:p>
      <text:p text:style-name="P1"><text:s text:c="14"/>&lt;/dl&gt;</text:p>
      <text:p text:style-name="P1"><text:s text:c="10"/>&lt;/div&gt;</text:p>
      <text:p text:style-name="P1"><text:s text:c="8"/>&lt;/div&gt;</text:p>
      <text:p text:style-name="P1"><text:s text:c="6"/>&lt;div class="p-3" style="background: #fbfbfb;"&gt;</text:p>
      <text:p text:style-name="Standard"><text:span text:style-name="T1"><text:s text:c="8"/>&lt;h4&gt;</text:span><text:span text:style-name="T4">Résumé</text:span><text:span text:style-name="T1">&lt;/h4&gt;</text:span></text:p>
      <text:p text:style-name="P1"><text:s text:c="8"/>&lt;p&gt;</text:p>
      <text:p text:style-name="P1"><text:s text:c="10"/>L'étude du dessin et de la peinture d'après nature doit débuter avec l'étude de la forme et de la lumière.</text:p>
      <text:p text:style-name="P1"><text:s text:c="8"/>&lt;/p&gt;</text:p>
      <text:p text:style-name="P1"><text:s text:c="8"/>&lt;p&gt;</text:p>
      <text:p text:style-name="Standard"><text:span text:style-name="T1"><text:s text:c="10"/>En apprenant à percevoir non pas seulement l'apparence </text:span><text:span text:style-name="T2">immédiate</text:span><text:span text:style-name="T1"> mais bien la structure </text:span><text:span text:style-name="T2">tridimensionnelle</text:span><text:span text:style-name="T1"> des choses et à comprendre le comportement subtil de la lumière qui épouse et révèle les </text:span><text:span text:style-name="T2">contours</text:span><text:span text:style-name="T1"> de la forme, l'artiste développe une maîtrise du sujet où s'articulent perception sensible et compréhension abstraite pour donner lieu, avec la sensibilité émotionnelle et les ambitions expressives, à une pratique artistique totale. Cette maîtrise ne peut être acquise et aiguisée que dans la pratique.</text:span></text:p>
      <text:p text:style-name="P1"><text:s text:c="8"/>&lt;/p&gt;</text:p>
      <text:p text:style-name="P1"><text:s text:c="8"/>&lt;p&gt;</text:p>
      <text:p text:style-name="P1"><text:s text:c="10"/>Ce premier module a donc pour but de familiariser l'élève avec les notions de base de la perspective, de la construction spatiale et du comportement de la lumière monochrome. Il invite l'élève à mettre en <text:span text:style-name="T11">œuvre</text:span> ces compétences en réalisant une série de natures mortes selon une méthodologie pédagogique éprouvée. Les derniers cours du module préparent le terrain pour le module suivant en introduisant des éléments de la forme humaine.</text:p>
      <text:p text:style-name="P1"><text:s text:c="8"/>&lt;/p&gt;</text:p>
      <text:p text:style-name="P1"><text:s text:c="6"/>&lt;/div&gt;</text:p>
      <text:p text:style-name="P1"><text:s text:c="4"/>&lt;/div&gt;</text:p>
      <text:p text:style-name="P1"/>
      <text:p text:style-name="P1"><text:s text:c="4"/>&lt;button class="btn btn-link btn-block btn-outline-light" type="button" data-toggle="collapse" href="#module-ii" <text:s/>aria-expanded="false" aria-controls="module-ii"&gt;</text:p>
      <text:p text:style-name="P1"><text:s text:c="6"/>Module II - La Couleur: introduction à l'aquarelle et à la peinture à l'huile</text:p>
      <text:p text:style-name="P1"><text:s text:c="4"/>&lt;/button&gt;</text:p>
      <text:p text:style-name="P1"/>
      <text:p text:style-name="P1"><text:s text:c="4"/>&lt;div id="module-ii" class="collapse"&gt;</text:p>
      <text:p text:style-name="P1"><text:s text:c="6"/>&lt;div class="card-header"&gt;</text:p>
      <text:p text:style-name="P1"><text:s text:c="8"/>&lt;div class="row"&gt;</text:p>
      <text:p text:style-name="P1"><text:s text:c="10"/>&lt;div class="col-sm-4"&gt;</text:p>
      <text:p text:style-name="P1"><text:s text:c="12"/>&lt;img class="card-img-top" src="/assets/images/module-ii/1963_1401_IN2.jpg"&gt;</text:p>
      <text:p text:style-name="P1"><text:s text:c="10"/>&lt;/div&gt;</text:p>
      <text:p text:style-name="P1"><text:s text:c="10"/>&lt;div class="col"&gt;</text:p>
      <text:p text:style-name="P1"><text:s text:c="14"/>&lt;dl&gt;</text:p>
      <text:p text:style-name="P1"><text:s text:c="16"/>&lt;dt&gt;Médiums utilisés:&lt;/dt&gt;</text:p>
      <text:p text:style-name="P1"><text:s text:c="16"/>&lt;dd&gt;Graphite, fusain, aquarelle, peinture à l'huile&lt;/dd&gt;</text:p>
      <text:p text:style-name="P1"><text:s text:c="16"/>&lt;dt&gt;Compétences acquises:&lt;/dt&gt;</text:p>
      <text:p text:style-name="P1"><text:s text:c="16"/>&lt;dd&gt;Théorie des couleurs, mélange et reproduction des couleurs, médiums et additifs, glacis, préparation des toiles&lt;/dd&gt;</text:p>
      <text:p text:style-name="P1"><text:s text:c="16"/>&lt;dt&gt;Compétences approfondies/requises:&lt;/dt&gt;</text:p>
      <text:p text:style-name="P1"><text:s text:c="16"/>&lt;dd&gt;Construction, tonalité&lt;/dd&gt;</text:p>
      <text:p text:style-name="P1"><text:s text:c="16"/>&lt;dt&gt;Créations:&lt;/dt&gt;</text:p>
      <text:p text:style-name="P1"><text:s text:c="16"/>&lt;dd&gt;Deux natures mortes et un paysage à l'aquarelle et une nature morte à l'huile&lt;/dd&gt;</text:p>
      <text:p text:style-name="P1"><text:s text:c="16"/>&lt;dt&gt;Durée/Fréquence:&lt;/dt&gt;</text:p>
      <text:p text:style-name="P1"><text:s text:c="16"/>&lt;dd&gt;1 cours de 2 à 3 heures par semaine pendant 3 mois&lt;/dd&gt;</text:p>
      <text:p text:style-name="P1"><text:s text:c="16"/>&lt;dt&gt;Prix:&lt;/dt&gt;</text:p>
      <text:p text:style-name="P1"><text:s text:c="16"/>&lt;dd&gt;575$&lt;/dd&gt;</text:p>
      <text:p text:style-name="P1"><text:s text:c="14"/>&lt;/dl&gt;</text:p>
      <text:p text:style-name="P1"><text:s text:c="10"/>&lt;/div&gt;</text:p>
      <text:p text:style-name="P1"><text:s text:c="8"/>&lt;/div&gt;</text:p>
      <text:p text:style-name="P1"><text:s text:c="6"/>&lt;/div&gt;</text:p>
      <text:p text:style-name="P1"><text:s text:c="4"/>&lt;div class="card-body"&gt;</text:p>
      <text:p text:style-name="P1"><text:s text:c="8"/>&lt;h4&gt;Description&lt;/h4&gt;</text:p>
      <text:p text:style-name="P1"><text:s text:c="6"/>&lt;p&gt;</text:p>
      <text:p text:style-name="Standard"><text:span text:style-name="T1"><text:s text:c="10"/></text:span><text:span text:style-name="T5">Partant sur les bases acquises dans le module précédent, </text:span><text:span text:style-name="T6">nous introduisons la dimension des couleurs à notre répertoire de compétences. L’élève apprendra l</text:span><text:span text:style-name="T1">a théorie des couleurs scientifique contemporaine adaptée aux besoins artistiques et sera amené.e, par le </text:span><text:span text:style-name="T7">biais</text:span><text:span text:style-name="T1"> de la réalisation d'une série de compositions d'après nature à l'aquarelle et à l'huile, à se familiariser progressivement avec la mise en pratique des connaissances acquises.</text:span></text:p>
      <text:p text:style-name="P5"><text:s text:c="8"/>&lt;/p&gt;</text:p>
      <text:p text:style-name="P5"><text:span text:style-name="T13">&lt;p&gt;</text:span></text:p>
      <text:p text:style-name="P8"><text:span text:style-name="T1"><text:tab/></text:span><text:span text:style-name="T6">La perception et la reproduction fidèle des couleurs représente souvent un gros défi pour les artistes en devenir parce que </text:span><text:span text:style-name="T7">l’œil</text:span><text:span text:style-name="T6"> humain est adapté à la survie, pas à la peinture d’après nature. C’est pourquoi nous mettrons l’accent sur une étude adéquate du phénomène de la perception, en particulier sur les illusions d’optiques qui mettent en relief l’adaptation spécifique de l’appareil visuel humain afin de comprendre, et de compenser, pour ses biais inhérents.</text:span></text:p>
      <text:p text:style-name="P6"><text:span text:style-name="T13">&lt;</text:span>/p&gt;</text:p>
      <text:p text:style-name="P6"><text:span text:style-name="T13">&lt;p&gt;</text:span></text:p>
      <text:p text:style-name="P9"><text:span text:style-name="T6">Au moins une sortie de peinture aquarelle en plein air est prévue, si la météo le permet. </text:span><text:span text:style-name="T8">De plus, p</text:span><text:span text:style-name="T7">arallèlement au travail d’après nature, une série d’exercices anatomiques à compléter à la maison serviront de base préparatrice pour module suivant.</text:span></text:p>
      <text:p text:style-name="P5"><text:span text:style-name="T13">&lt;</text:span>/p&gt;</text:p>
      <text:p text:style-name="P1"><text:s text:c="6"/>&lt;/div&gt;</text:p>
      <text:p text:style-name="P1"><text:s text:c="4"/>&lt;/div&gt;</text:p>
      <text:p text:style-name="P1"/>
      <text:p text:style-name="P1"><text:s text:c="4"/>&lt;button class="btn btn-link btn-block btn-outline-light" type="button" data-toggle="collapse" href="#module-iii" <text:s/>aria-expanded="false" aria-controls="module-iii"&gt;</text:p>
      <text:p text:style-name="P1"><text:s text:c="8"/>Module III - Le Portrait: anatomie et construction de la tête</text:p>
      <text:p text:style-name="P1"><text:s text:c="4"/>&lt;/button&gt;</text:p>
      <text:p text:style-name="P1"/>
      <text:p text:style-name="P1"><text:s text:c="4"/>&lt;div id="module-iii" class="collapse"&gt;</text:p>
      <text:p text:style-name="P1"><text:s text:c="6"/>&lt;div class="card-header"&gt;</text:p>
      <text:p text:style-name="P1"><text:s text:c="8"/>&lt;div class="row"&gt;</text:p>
      <text:p text:style-name="P1"><text:s text:c="10"/>&lt;div class="col-sm-6"&gt;</text:p>
      <text:p text:style-name="P1"><text:s text:c="12"/>&lt;img class="card-img-top" src="assets/images/module-iii/image (1).jpg"&gt;</text:p>
      <text:p text:style-name="P1"><text:s text:c="10"/>&lt;/div&gt;</text:p>
      <text:p text:style-name="P1"><text:s text:c="10"/>&lt;div class="col-sm-6"&gt;</text:p>
      <text:p text:style-name="P1"><text:s text:c="14"/>&lt;dl&gt;</text:p>
      <text:p text:style-name="P1"><text:s text:c="16"/>&lt;dt&gt;Médiums utilisés:&lt;/dt&gt;</text:p>
      <text:p text:style-name="P1"><text:s text:c="16"/>&lt;dd&gt;Graphite, fusain, aquarelle, peinture à l'huile&lt;/dd&gt;</text:p>
      <text:p text:style-name="P1"><text:s text:c="16"/>&lt;dt&gt;Compétences acquises:&lt;/dt&gt;</text:p>
      <text:p text:style-name="P1"><text:s text:c="16"/>&lt;dd&gt;Anatomie de la tête, techniques de rendu&lt;/dd&gt;</text:p>
      <text:p text:style-name="P1"><text:s text:c="16"/>&lt;dt&gt;Compétences approfondies/requises:&lt;/dt&gt;</text:p>
      <text:p text:style-name="P1"><text:s text:c="16"/>&lt;dd&gt;Construction, tonalité, couleurs, huile&lt;/dd&gt;</text:p>
      <text:p text:style-name="P1"><text:s text:c="16"/>&lt;dt&gt;Créations:&lt;/dt&gt;</text:p>
      <text:p text:style-name="P1"><text:s text:c="16"/>&lt;dd&gt;Un portrait d'après buste et deux portraits avec modèle vivant&lt;/dd&gt;</text:p>
      <text:p text:style-name="P1"><text:s text:c="16"/>&lt;dt&gt;Durée/Fréquence:&lt;/dt&gt;</text:p>
      <text:p text:style-name="P1"><text:s text:c="16"/>&lt;dd&gt;1 cours de 2 à 3 heures par semaine pendant 3 mois&lt;/dd&gt;</text:p>
      <text:p text:style-name="P1"><text:s text:c="16"/>&lt;dt&gt;Prix:&lt;/dt&gt;</text:p>
      <text:p text:style-name="P1"><text:s text:c="16"/>&lt;dd&gt;650$&lt;/dd&gt;</text:p>
      <text:p text:style-name="P1"><text:s text:c="14"/>&lt;/dl&gt;</text:p>
      <text:p text:style-name="P1"><text:s text:c="10"/>&lt;/div&gt;</text:p>
      <text:p text:style-name="P1"><text:s text:c="8"/>&lt;/div&gt;</text:p>
      <text:p text:style-name="P1"><text:s text:c="6"/>&lt;/div&gt;</text:p>
      <text:p text:style-name="P1"><text:s text:c="4"/>&lt;div class="card-body"&gt;</text:p>
      <text:p text:style-name="P1"><text:s text:c="6"/>&lt;h4&gt;Description&lt;/h4&gt;</text:p>
      <text:p text:style-name="P1"><text:s text:c="6"/>&lt;p&gt;</text:p>
      <text:p text:style-name="P1"><text:s text:c="8"/>&lt;i&gt;En construction&lt;/i&gt;</text:p>
      <text:p text:style-name="P1"><text:s text:c="6"/>&lt;/p&gt;</text:p>
      <text:p text:style-name="P1"><text:s text:c="6"/>&lt;/div&gt;</text:p>
      <text:p text:style-name="P1"><text:s text:c="4"/>&lt;/div&gt;</text:p>
      <text:p text:style-name="P1"/>
      <text:p text:style-name="P1"><text:s text:c="4"/>&lt;button class="btn btn-link btn-block btn-outline-light" type="button" data-toggle="collapse" href="#module-iv" <text:s/>aria-expanded="false" aria-controls="module-iii"&gt;</text:p>
      <text:p text:style-name="P1"><text:s text:c="6"/>Module IV - La Composition: Synthèse des acquis, création personnelle et anatomie humaine</text:p>
      <text:p text:style-name="P1"><text:s text:c="4"/>&lt;/button&gt;</text:p>
      <text:p text:style-name="P1"/>
      <text:p text:style-name="P1"><text:s text:c="6"/>&lt;div id="module-iv" class="collapse"&gt;</text:p>
      <text:p text:style-name="P1"><text:s text:c="8"/>&lt;div class="card-header"&gt;</text:p>
      <text:p text:style-name="P1"><text:s text:c="10"/>&lt;div class="row"&gt;</text:p>
      <text:p text:style-name="P1"><text:s text:c="12"/>&lt;div class="col-sm-6"&gt;</text:p>
      <text:p text:style-name="P1"><text:s text:c="14"/>&lt;img class="card-img-top" src="/assets/images/module-iv/Antonio_Mancini,_Italian_-_Il_Saltimbanco_-_Google_Art_Project.jpg"&gt;</text:p>
      <text:p text:style-name="P1"><text:s text:c="12"/>&lt;/div&gt;</text:p>
      <text:p text:style-name="P1"><text:s text:c="12"/>&lt;div class="col-sm-6"&gt;</text:p>
      <text:p text:style-name="P1"><text:s text:c="16"/>&lt;dl&gt;</text:p>
      <text:p text:style-name="P1"><text:s text:c="18"/>&lt;dt&gt;Médiums utilisés:&lt;/dt&gt;</text:p>
      <text:p text:style-name="P1"><text:s text:c="18"/>&lt;dd&gt;Graphite, fusain, aquarelle, peinture à l'huile, photographie&lt;/dd&gt;</text:p>
      <text:p text:style-name="P1"><text:s text:c="18"/>&lt;dt&gt;Compétences acquises:&lt;/dt&gt;</text:p>
      <text:p text:style-name="P1"><text:s text:c="18"/>&lt;dd&gt;Théorie de composition, méthodologie de composition, travailler à partir de références photographiques&lt;/dd&gt;</text:p>
      <text:p text:style-name="P1"><text:s text:c="18"/>&lt;dt&gt;Compétences approfondies/requises:&lt;/dt&gt;</text:p>
      <text:p text:style-name="P1"><text:s text:c="18"/>&lt;dd&gt;Construction, tonalité, couleur, huile, aquarelle&lt;/dd&gt;</text:p>
      <text:p text:style-name="P1"><text:s text:c="18"/>&lt;dt&gt;Créations:&lt;/dt&gt;</text:p>
      <text:p text:style-name="P1"><text:s text:c="18"/>&lt;dd&gt;Études et croquis préparatifs et 1 oeuvre achevée à l'huile&lt;/dd&gt;</text:p>
      <text:p text:style-name="P1"><text:s text:c="18"/>&lt;dt&gt;Durée/Fréquence:&lt;/dt&gt;</text:p>
      <text:p text:style-name="P1"><text:s text:c="18"/>&lt;dd&gt;1 cours de 2 à 3 heures par semaine pendant 4 mois&lt;/dd&gt;</text:p>
      <text:p text:style-name="P1"><text:s text:c="18"/>&lt;dt&gt;Prix:&lt;/dt&gt;</text:p>
      <text:p text:style-name="P1"><text:s text:c="18"/>&lt;dd&gt;750$&lt;/dd&gt;</text:p>
      <text:p text:style-name="P1"><text:s text:c="16"/>&lt;/dl&gt;</text:p>
      <text:p text:style-name="P1"><text:s text:c="12"/>&lt;/div&gt;</text:p>
      <text:p text:style-name="P1"><text:s text:c="10"/>&lt;/div&gt;</text:p>
      <text:p text:style-name="P1"><text:s text:c="8"/>&lt;/div&gt;</text:p>
      <text:p text:style-name="P1"><text:s text:c="6"/>&lt;div class="card-body"&gt;</text:p>
      <text:p text:style-name="P1"><text:s text:c="8"/>&lt;h4&gt;Description&lt;/h4&gt;</text:p>
      <text:p text:style-name="P1"><text:s text:c="8"/>&lt;p&gt;</text:p>
      <text:p text:style-name="P1"><text:s text:c="10"/>&lt;i&gt;En construction&lt;/i&gt;</text:p>
      <text:p text:style-name="P1"><text:s text:c="8"/>&lt;/p&gt;</text:p>
      <text:p text:style-name="P1"><text:s text:c="8"/>&lt;/div&gt;</text:p>
      <text:p text:style-name="P1"><text:s text:c="6"/>&lt;/div&gt;</text:p>
      <text:p text:style-name="P1"/>
      <text:p text:style-name="P1"><text:s text:c="2"/>&lt;/div&gt;</text:p>
      <text:p text:style-name="P1"/>
      <text:p text:style-name="P1"/>
      <text:p text:style-name="P1"/>
      <text:p text:style-name="P1"/>
      <text:p text:style-name="P1"><text:s text:c="2"/>&lt;h2 class="mt-3"&gt;Ateliers&lt;/h2&gt;</text:p>
      <text:p text:style-name="P1"/>
      <text:p text:style-name="P1"><text:s text:c="2"/>&lt;div class="card"&gt;</text:p>
      <text:p text:style-name="P1"/>
      <text:p text:style-name="P1"><text:s text:c="4"/>&lt;button class="btn btn-link btn-block btn-outline-light" type="button" data-toggle="collapse" data-target="#atelier-i" aria-expanded="false" aria-controls="module-i"&gt;</text:p>
      <text:p text:style-name="P1"><text:s text:c="6"/>Anatomie animale I - les vertébrés terrestres: chats, chiens et chevaux</text:p>
      <text:p text:style-name="P1"><text:s text:c="4"/>&lt;/button&gt;</text:p>
      <text:p text:style-name="P1"/>
      <text:p text:style-name="P1"><text:s text:c="4"/>&lt;div id="atelier-i" class="card-header collapse"&gt;</text:p>
      <text:p text:style-name="P1"/>
      <text:p text:style-name="P1"><text:s text:c="8"/>&lt;div class="row mb-2"&gt;</text:p>
      <text:p text:style-name="P1"><text:s text:c="10"/>&lt;div class="col-sm-6"&gt;</text:p>
      <text:p text:style-name="P1"><text:s text:c="12"/>&lt;img class="card-img-top" src="/assets/images/horse-anatomy.jpg"&gt;</text:p>
      <text:p text:style-name="P1"><text:s text:c="10"/>&lt;/div&gt;</text:p>
      <text:p text:style-name="P1"><text:s text:c="10"/>&lt;div class="col-sm-6"&gt;</text:p>
      <text:p text:style-name="P1"><text:s text:c="14"/>&lt;dl&gt;</text:p>
      <text:p text:style-name="P1"><text:s text:c="16"/>&lt;dt&gt;Médiums utilisés:&lt;/dt&gt;</text:p>
      <text:p text:style-name="P1"><text:s text:c="16"/>&lt;dd&gt;Graphite, fusain, encre&lt;/dd&gt;</text:p>
      <text:p text:style-name="P1"><text:s text:c="16"/>&lt;dt&gt;Compétences acquises:&lt;/dt&gt;</text:p>
      <text:p text:style-name="P1"><text:s text:c="16"/>&lt;dd&gt;Anatomie, proportions&lt;/dd&gt;</text:p>
      <text:p text:style-name="P1"><text:s text:c="16"/>&lt;dt&gt;Créations:&lt;/dt&gt;</text:p>
      <text:p text:style-name="P1"><text:s text:c="16"/>&lt;dd&gt;Planches anatomiques et croquis&lt;/dd&gt;</text:p>
      <text:p text:style-name="P1"><text:s text:c="16"/>&lt;dt&gt;Durée/Fréquence:&lt;/dt&gt;</text:p>
      <text:p text:style-name="P1"><text:s text:c="16"/>&lt;dd&gt;2 cours de 3 heures&lt;/dd&gt;</text:p>
      <text:p text:style-name="P1"><text:s text:c="16"/>&lt;dt&gt;Prix:&lt;/dt&gt;</text:p>
      <text:p text:style-name="P1"><text:s text:c="16"/>&lt;dd&gt;150$&lt;/dd&gt;</text:p>
      <text:p text:style-name="P1"><text:s text:c="14"/>&lt;/dl&gt;</text:p>
      <text:p text:style-name="P1"><text:s text:c="10"/>&lt;/div&gt;</text:p>
      <text:p text:style-name="P1"><text:s text:c="8"/>&lt;/div&gt;</text:p>
      <text:p text:style-name="P1"><text:s text:c="6"/>&lt;div class="p-3" style="background: #fbfbfb;"&gt;</text:p>
      <text:p text:style-name="P1"><text:s text:c="8"/>&lt;h4&gt;Description&lt;/h4&gt;</text:p>
      <text:p text:style-name="P1"><text:s text:c="8"/>&lt;p&gt;</text:p>
      <text:p text:style-name="P1"><text:s text:c="10"/>Dans ce premier atelier d'anatomie animale nous nous familiariserons avec trois des animaux sans doute les plus souvent représentés en art figuratif: les chats, les chiens et les chevaux. Les cours prendront la forme de présentation magistrale et l'élève sera invité à reproduire les schémas dans son cahier. Des connaissances préalables en anatomie humaine sont préférables, mais ne sont pas requises.</text:p>
      <text:p text:style-name="P1"><text:s text:c="8"/>&lt;/p&gt;</text:p>
      <text:p text:style-name="P1"><text:s text:c="6"/>&lt;/div&gt;</text:p>
      <text:p text:style-name="P1"><text:s text:c="4"/>&lt;/div&gt;</text:p>
      <text:p text:style-name="P1"/>
      <text:p text:style-name="P1"/>
      <text:p text:style-name="P1"><text:s text:c="4"/>&lt;button class="btn btn-link btn-block btn-outline-light" type="button" data-toggle="collapse" data-target="#atelier-ii" aria-expanded="false" aria-controls="module-i"&gt;</text:p>
      <text:p text:style-name="P1"><text:s text:c="6"/>Anatomie animale II - les vertébrés, suite: reptiles, poissons et oiseaux</text:p>
      <text:p text:style-name="P1"><text:s text:c="4"/>&lt;/button&gt;</text:p>
      <text:p text:style-name="P1"/>
      <text:p text:style-name="P1"><text:s text:c="4"/>&lt;div id="atelier-ii" class="card-header collapse"&gt;</text:p>
      <text:p text:style-name="P1"/>
      <text:p text:style-name="P1"><text:s text:c="8"/>&lt;div class="row mb-2"&gt;</text:p>
      <text:p text:style-name="P1"><text:s text:c="10"/>&lt;div class="col-sm-6"&gt;</text:p>
      <text:p text:style-name="P1"><text:s text:c="12"/>&lt;img class="card-img-top" src="/assets/images/bird-skel.jpg"&gt;</text:p>
      <text:p text:style-name="P1"><text:s text:c="10"/>&lt;/div&gt;</text:p>
      <text:p text:style-name="P1"><text:s text:c="10"/>&lt;div class="col-sm-6"&gt;</text:p>
      <text:p text:style-name="P1"><text:s text:c="12"/>&lt;dl&gt;</text:p>
      <text:p text:style-name="P1"><text:s text:c="14"/>&lt;dt&gt;Médiums utilisés:&lt;/dt&gt;</text:p>
      <text:p text:style-name="P1"><text:s text:c="14"/>&lt;dd&gt;Graphite, fusain, encre&lt;/dd&gt;</text:p>
      <text:p text:style-name="P1"><text:s text:c="14"/>&lt;dt&gt;Compétences acquises:&lt;/dt&gt;</text:p>
      <text:p text:style-name="P1"><text:s text:c="14"/>&lt;dd&gt;Anatomie, proportions&lt;/dd&gt;</text:p>
      <text:p text:style-name="P1"><text:s text:c="14"/>&lt;dt&gt;Créations:&lt;/dt&gt;</text:p>
      <text:p text:style-name="P1"><text:s text:c="14"/>&lt;dd&gt;Planches anatomiques et croquis&lt;/dd&gt;</text:p>
      <text:p text:style-name="P1"><text:s text:c="14"/>&lt;dt&gt;Durée/Fréquence:&lt;/dt&gt;</text:p>
      <text:p text:style-name="P1"><text:s text:c="14"/>&lt;dd&gt;2 cours de 3 heures&lt;/dd&gt;</text:p>
      <text:p text:style-name="P1"><text:s text:c="14"/>&lt;dt&gt;Prix:&lt;/dt&gt;</text:p>
      <text:p text:style-name="P1"><text:s text:c="14"/>&lt;dd&gt;150$&lt;/dd&gt;</text:p>
      <text:p text:style-name="P1"><text:s text:c="12"/>&lt;/dl&gt;</text:p>
      <text:p text:style-name="P1"><text:s text:c="10"/>&lt;/div&gt;</text:p>
      <text:p text:style-name="P1"><text:s text:c="8"/>&lt;/div&gt;</text:p>
      <text:p text:style-name="P1"><text:s text:c="6"/>&lt;div class="p-3" style="background: #fbfbfb;"&gt;</text:p>
      <text:p text:style-name="P1"><text:s text:c="8"/>&lt;h4&gt;Description&lt;/h4&gt;</text:p>
      <text:p text:style-name="P1"><text:s text:c="8"/>&lt;p&gt;</text:p>
      <text:p text:style-name="P1"><text:s text:c="10"/>Dans ce second atelier d'anatomie animale nous terminerons notre survol des vertébrés avec l'étude des reptiles, des oiseaux et des poissons. Les cours prendront la forme de présentation magistrale et l'élève sera invité à reproduire les schémas dans un cahier. Des connaissances préalables en anatomie humaine sont préférables, mais ne sont pas requises.</text:p>
      <text:p text:style-name="P1"><text:s text:c="8"/>&lt;/p&gt;</text:p>
      <text:p text:style-name="P1"><text:s text:c="6"/>&lt;/div&gt;</text:p>
      <text:p text:style-name="P1"><text:s text:c="4"/>&lt;/div&gt;</text:p>
      <text:p text:style-name="P1"/>
      <text:p text:style-name="P1"/>
      <text:p text:style-name="P1"><text:s text:c="4"/>&lt;button class="btn btn-link btn-block btn-outline-light" type="button" data-toggle="collapse" data-target="#atelier-iii" aria-expanded="false" aria-controls="module-i"&gt;</text:p>
      <text:p text:style-name="P1"><text:s text:c="6"/>Préparation de toiles pour la peinture à l'huile</text:p>
      <text:p text:style-name="P1"><text:s text:c="4"/>&lt;/button&gt;</text:p>
      <text:p text:style-name="P1"/>
      <text:p text:style-name="P1"><text:s text:c="4"/>&lt;div id="atelier-iii" class="card-header collapse"&gt;</text:p>
      <text:p text:style-name="P1"/>
      <text:p text:style-name="P1"><text:s text:c="8"/>&lt;div class="row mb-2"&gt;</text:p>
      <text:p text:style-name="P1"><text:s text:c="10"/>&lt;div class="col-sm-6"&gt;</text:p>
      <text:p text:style-name="P1"><text:s text:c="12"/>&lt;img class="card-img-top" src="assets/images/canvas-gesso.jpg"&gt;</text:p>
      <text:p text:style-name="P1"><text:s text:c="10"/>&lt;/div&gt;</text:p>
      <text:p text:style-name="P1"><text:s text:c="10"/>&lt;div class="col-sm-6"&gt;</text:p>
      <text:p text:style-name="P1"><text:s text:c="12"/>&lt;dl&gt;</text:p>
      <text:p text:style-name="P1"><text:s text:c="14"/>&lt;dt&gt;Matériaux utilisés:&lt;/dt&gt;</text:p>
      <text:p text:style-name="P1"><text:s text:c="14"/>&lt;dd&gt;Bois, toile, colle, et gesso maison&lt;/dd&gt;</text:p>
      <text:p text:style-name="P1"><text:s text:c="14"/>&lt;dt&gt;Créations:&lt;/dt&gt;</text:p>
      <text:p text:style-name="P1"><text:s text:c="14"/>&lt;dd&gt;Une toile montée, apprêtée et prête à peindre&lt;/dd&gt;</text:p>
      <text:p text:style-name="P1"><text:s text:c="14"/>&lt;dt&gt;Durée/Fréquence:&lt;/dt&gt;</text:p>
      <text:p text:style-name="P1"><text:s text:c="14"/>&lt;dd&gt;2 cours de 2 heures&lt;/dd&gt;</text:p>
      <text:p text:style-name="P1"><text:s text:c="14"/>&lt;dt&gt;Prix:&lt;/dt&gt;</text:p>
      <text:p text:style-name="P1"><text:s text:c="14"/>&lt;dd&gt;200$ (matériaux inclus)&lt;/dd&gt;</text:p>
      <text:p text:style-name="P1"><text:s text:c="12"/>&lt;/dl&gt;</text:p>
      <text:p text:style-name="P1"><text:s text:c="10"/>&lt;/div&gt;</text:p>
      <text:p text:style-name="P1"><text:s text:c="8"/>&lt;/div&gt;</text:p>
      <text:p text:style-name="P1"><text:s text:c="6"/>&lt;div class="p-3" style="background: #fbfbfb;"&gt;</text:p>
      <text:p text:style-name="P1"><text:s text:c="8"/>&lt;h4&gt;Description&lt;/h4&gt;</text:p>
      <text:p text:style-name="P1"><text:s text:c="8"/>&lt;p&gt;</text:p>
      <text:p text:style-name="P1"><text:s text:c="10"/>Vous apprendrez comment monter et tendre vos propre toiles ainsi que les recettes d'apprêt et de gesso à l'ancienne permettant de réaliser des surfaces aux propriétés maléables et optimales pour la peinture à l'huile.</text:p>
      <text:p text:style-name="P1"><text:s text:c="8"/>&lt;/p&gt;</text:p>
      <text:p text:style-name="P1"><text:s text:c="6"/>&lt;/div&gt;</text:p>
      <text:p text:style-name="P1"><text:s text:c="4"/>&lt;/div&gt;</text:p>
      <text:p text:style-name="P1"/>
      <text:p text:style-name="P1"/>
      <text:p text:style-name="P1"><text:s text:c="4"/>&lt;button class="btn btn-link btn-block btn-outline-light" type="button" data-toggle="collapse" data-target="#atelier-iv" aria-expanded="false" aria-controls="module-i"&gt;</text:p>
      <text:p text:style-name="P1"><text:s text:c="6"/>Fabrication de peinture</text:p>
      <text:p text:style-name="P1"><text:s text:c="4"/>&lt;/button&gt;</text:p>
      <text:p text:style-name="P1"/>
      <text:p text:style-name="P1"><text:s text:c="4"/>&lt;div id="atelier-iv" class="card-header collapse"&gt;</text:p>
      <text:p text:style-name="P1"/>
      <text:p text:style-name="P1"><text:s text:c="8"/>&lt;div class="row mb-2"&gt;</text:p>
      <text:p text:style-name="P1"><text:s text:c="10"/>&lt;div class="col-sm-6"&gt;</text:p>
      <text:p text:style-name="P1"><text:s text:c="12"/>&lt;img class="card-img-top" src="assets/images/making-paint.jpg"&gt;</text:p>
      <text:p text:style-name="P1"><text:s text:c="10"/>&lt;/div&gt;</text:p>
      <text:p text:style-name="P1"><text:s text:c="10"/>&lt;div class="col-sm-6"&gt;</text:p>
      <text:p text:style-name="P1"><text:s text:c="12"/>&lt;dl&gt;</text:p>
      <text:p text:style-name="P1"><text:s text:c="14"/>&lt;dt&gt;Matériaux utilisés:&lt;/dt&gt;</text:p>
      <text:p text:style-name="P1"><text:s text:c="14"/>&lt;dd&gt;Pigments, huile de lin&lt;/dd&gt;</text:p>
      <text:p text:style-name="P1"><text:s text:c="14"/>&lt;dt&gt;Compétences acquises:&lt;/dt&gt;</text:p>
      <text:p text:style-name="P1"><text:s text:c="14"/>&lt;dd&gt;Fabrication de peinture maison&lt;/dd&gt;</text:p>
      <text:p text:style-name="P1"><text:s text:c="14"/>&lt;dt&gt;Créations:&lt;/dt&gt;</text:p>
      <text:p text:style-name="P1"><text:s text:c="14"/>&lt;dd&gt;Un tube de peinture&lt;/dd&gt;</text:p>
      <text:p text:style-name="P1"><text:s text:c="14"/>&lt;dt&gt;Durée/Fréquence:&lt;/dt&gt;</text:p>
      <text:p text:style-name="P1"><text:s text:c="14"/>&lt;dd&gt;1 cours de 3 heures&lt;/dd&gt;</text:p>
      <text:p text:style-name="P1"><text:s text:c="14"/>&lt;dt&gt;Prix:&lt;/dt&gt;</text:p>
      <text:p text:style-name="P1"><text:s text:c="14"/>&lt;dd&gt;80$ (matériaux inclus)&lt;/dd&gt;</text:p>
      <text:p text:style-name="P1"><text:s text:c="12"/>&lt;/dl&gt;</text:p>
      <text:p text:style-name="P1"><text:s text:c="10"/>&lt;/div&gt;</text:p>
      <text:p text:style-name="P1"><text:s text:c="8"/>&lt;/div&gt;</text:p>
      <text:p text:style-name="P1"><text:s text:c="6"/>&lt;div class="p-3" style="background: #fbfbfb;"&gt;</text:p>
      <text:p text:style-name="P1"><text:s text:c="8"/>&lt;h4&gt;Description&lt;/h4&gt;</text:p>
      <text:p text:style-name="P1"><text:s text:c="8"/>&lt;p&gt;</text:p>
      <text:p text:style-name="P1"><text:s text:c="10"/>Apprenez à faire votre propre peinture à partir d'huile et de pigment, à l'ancienne!</text:p>
      <text:p text:style-name="P1"><text:s text:c="8"/>&lt;/p&gt;</text:p>
      <text:p text:style-name="P1"><text:s text:c="6"/>&lt;/div&gt;</text:p>
      <text:p text:style-name="P1"><text:s text:c="4"/>&lt;/div&gt;</text:p>
      <text:p text:style-name="P1"/>
      <text:p text:style-name="P1"/>
      <text:p text:style-name="P1"><text:s text:c="2"/>&lt;/div&gt;</text:p>
      <text:p text:style-name="P1">&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2-02T15:28:55.936623616</meta:creation-date>
    <meta:generator>LibreOffice/6.3.4.2$Linux_X86_64 LibreOffice_project/60da17e045e08f1793c57c00ba83cdfce946d0aa</meta:generator>
    <dc:date>2020-02-03T10:15:51.271149344</dc:date>
    <meta:editing-duration>PT35M50S</meta:editing-duration>
    <meta:editing-cycles>3</meta:editing-cycles>
    <meta:document-statistic meta:table-count="0" meta:image-count="0" meta:object-count="0" meta:page-count="1" meta:paragraph-count="299" meta:word-count="1775" meta:character-count="17176" meta:non-whitespace-character-count="12895"/>
  </office:meta>
</office:document-meta>
</file>